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swiss"/>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nsolas"/>
    </style:style>
    <style:style style:name="P2" style:family="paragraph" style:parent-style-name="Standard">
      <style:paragraph-properties fo:text-align="center" style:justify-single-word="false"/>
      <style:text-properties style:font-name="Consolas" fo:font-size="16pt" fo:font-weight="bold" style:font-size-asian="16pt" style:font-weight-asian="bold" style:font-size-complex="16pt" style:font-weight-complex="bold"/>
    </style:style>
    <style:style style:name="P3" style:family="paragraph" style:parent-style-name="Standard">
      <style:paragraph-properties fo:text-align="end" style:justify-single-word="false"/>
      <style:text-properties style:font-name="Consolas" fo:font-size="8pt" fo:font-weight="bold" style:font-size-asian="8pt" style:font-weight-asian="bold" style:font-size-complex="8pt" style:font-weight-complex="bold"/>
    </style:style>
    <style:style style:name="P4" style:family="paragraph" style:parent-style-name="Standard">
      <style:text-properties style:font-name="Consolas" fo:font-weight="normal" style:font-weight-asian="normal" style:font-weight-complex="normal"/>
    </style:style>
    <style:style style:name="P5" style:family="paragraph" style:parent-style-name="Standard">
      <style:paragraph-properties fo:text-align="end" style:justify-single-word="false"/>
      <style:text-properties style:font-name="Consolas" fo:font-weight="normal" style:font-weight-asian="normal" style:font-weight-complex="normal"/>
    </style:style>
    <style:style style:name="P6" style:family="paragraph" style:parent-style-name="Standard">
      <style:paragraph-properties fo:text-align="center" style:justify-single-word="false"/>
      <style:text-properties style:font-name="Consolas" fo:font-size="12pt" fo:font-weight="bold" style:font-size-asian="12pt" style:font-weight-asian="bold" style:font-size-complex="12pt" style:font-weight-complex="bold"/>
    </style:style>
    <style:style style:name="P7" style:family="paragraph" style:parent-style-name="Standard">
      <style:text-properties style:font-name="Consolas" fo:font-weight="bold" style:font-weight-asian="bold" style:font-weight-complex="bold"/>
    </style:style>
    <style:style style:name="P8" style:family="paragraph" style:parent-style-name="Standard">
      <style:paragraph-properties fo:text-align="end" style:justify-single-word="false"/>
      <style:text-properties style:font-name="Consolas" fo:font-weight="bold" style:font-weight-asian="bold" style:font-weight-complex="bold"/>
    </style:style>
    <style:style style:name="P9" style:family="paragraph" style:parent-style-name="Standard">
      <style:paragraph-properties fo:text-align="center" style:justify-single-word="false" fo:break-before="page"/>
      <style:text-properties style:font-name="Consolas" fo:font-size="12pt" fo:font-weight="bold" style:font-size-asian="12pt" style:font-weight-asian="bold" style:font-size-complex="12pt" style:font-weight-complex="bold"/>
    </style:style>
    <style:style style:name="P10" style:family="paragraph" style:parent-style-name="Horizontal_20_Line">
      <style:text-properties fo:font-weight="normal" style:font-weight-asian="normal" style:font-weight-complex="normal"/>
    </style:style>
    <style:style style:name="P11" style:family="paragraph" style:parent-style-name="Horizontal_20_Line">
      <style:text-properties fo:font-weight="bold" style:font-weight-asian="bold" style:font-weight-complex="bold"/>
    </style:style>
    <style:style style:name="P12" style:family="paragraph" style:parent-style-name="Standard">
      <style:text-properties style:font-name="Consolas"/>
    </style:style>
    <style:style style:name="P13" style:family="paragraph" style:parent-style-name="Standard" style:list-style-name="L1">
      <style:text-properties style:font-name="Consolas"/>
    </style:style>
    <style:style style:name="P14" style:family="paragraph" style:parent-style-name="Standard" style:list-style-name="L2">
      <style:text-properties style:font-name="Consolas"/>
    </style:style>
    <style:style style:name="P15" style:family="paragraph" style:parent-style-name="Standard">
      <style:text-properties style:font-name="Consolas" fo:font-weight="bold" style:font-weight-asian="bold" style:font-weight-complex="bold"/>
    </style:style>
    <style:style style:name="P16" style:family="paragraph" style:parent-style-name="Standard" style:list-style-name="L2">
      <style:paragraph-properties fo:margin-left="2.501cm" fo:margin-right="0cm" fo:text-indent="-0.635cm" style:auto-text-indent="false"/>
      <style:text-properties style:font-name="Consola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font-name="Consolas"/>
    </style:style>
    <style:style style:name="T5" style:family="text">
      <style:text-properties style:font-name="Consolas" fo:font-weight="bold" style:font-weight-asian="bold" style:font-weight-complex="bold"/>
    </style:style>
    <style:style style:name="T6" style:family="text">
      <style:text-properties style:font-name="Consolas" fo:font-weight="normal" style:font-weight-asian="normal" style:font-weight-complex="normal"/>
    </style:style>
    <style:style style:name="T7"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formations générales</text:p>
      <text:p text:style-name="P8"/>
      <text:p text:style-name="P1"/>
      <text:p text:style-name="P1"><text:span text:style-name="T1">Début de projet </text:span><text:span text:style-name="T7">: 2012-11-02</text:span></text:p>
      <text:p text:style-name="P7">Mise à jour le  <text:span text:style-name="T7">: 2012-11-04</text:span></text:p>
      <text:p text:style-name="P4"/>
      <text:p text:style-name="P10"/>
      <text:p text:style-name="P7"/>
      <text:p text:style-name="P7">Développeur <text:s/> <text:span text:style-name="T7">: Mickaël 'Tiger-222' Schoentgen &lt;</text:span><text:a xlink:type="simple" xlink:href="mailto:looping.222@gmail.com"><text:span text:style-name="T7">looping.222@gmail.com</text:span></text:a><text:span text:style-name="T7">&gt;</text:span></text:p>
      <text:p text:style-name="P7">Infographiste <text:span text:style-name="T7">: </text:span></text:p>
      <text:p text:style-name="P7"/>
      <text:p text:style-name="P11"/>
      <text:p text:style-name="P7"/>
      <text:p text:style-name="P1"><text:span text:style-name="T1">Nom </text:span>: <text:span text:style-name="T3">Powwer Terry</text:span></text:p>
      <text:p text:style-name="P1"><text:span text:style-name="T1">Titre </text:span>: <text:span text:style-name="T2">Fist Strike!</text:span> ou <text:span text:style-name="T2">Premier Contact !</text:span></text:p>
      <text:p text:style-name="P1"/>
      <text:p text:style-name="Standard"><text:span text:style-name="T5">Style </text:span><text:span text:style-name="T4">: inspiré par la série des Metal Slug, càd un bon p'tit beat'em all bien bourin et rigolo ; un truc qui déglingue !</text:span></text:p>
      <text:p text:style-name="P1"/>
      <text:p text:style-name="P1"><text:span text:style-name="T1">Idée générale</text:span> : le perso principal sera Terry <text:span text:style-name="T7">Crews</text:span>, enfin plutôt une caricature délirante. On aura l'occasion d'entendre ses drôles de réflexions et voir ses vieilles grimaces et mouvements de corps.</text:p>
      <text:p text:style-name="P1"/>
      <text:p text:style-name="P1"><text:span text:style-name="T1">But :</text:span> Terry devra sauver le monde (pour changer...) ! Il devra sauver les mondes pour dire vrai. En effet, il devra sauver la Terre, Mars, Vénus et les autres. Sur chaque planète il y aura entre un ou plusieurs niveaux (on pourra ajouter des niveaux bonus style connerie bien pourrave mais qui font rire) avant d'arriver au sous-boss final. Une fois toutes les planètes de notre système solaire sauvées, on se tape un niveau bizarre dans l'espace avant d'arriver au BOSS.</text:p>
      <text:p text:style-name="P1">Durant tout son périple, Terry aura l'occasion de sauver des esclaves, ici ça sera des filles sexy.</text:p>
      <text:p text:style-name="P1"/>
      <text:p text:style-name="P1"><text:span text:style-name="T1">Le système</text:span> : il faut tenir le joueur en haleine, donc il faut prévoir des bonus tout au long du jeu, et surtout lorsque le jeu est terminé. Une fois terminé, le joueur peut recommencer avec de nouvelles armes, filles (esclaves), adversaires et mondes cachés. Par exemple je vois bien Terry combattre dans un trou noir, ça n'a aucun sens et ça peut le faire.</text:p>
      <text:p text:style-name="P1"/>
      <text:p text:style-name="P7"/>
      <text:p text:style-name="P9">Les personnages</text:p>
      <text:p text:style-name="P8"/>
      <text:p text:style-name="P1"/>
      <text:p text:style-name="P1"><text:span text:style-name="T1">Le perso principal</text:span> : Terry Crews. À voir avec quelle tenue, on peut s'inspirer de celles de The Expendables.</text:p>
      <text:p text:style-name="P1"/>
      <text:p text:style-name="P1"><text:span text:style-name="T1">Les autres persos</text:span> : toujours avec une tenue vestimentaire d'anthologie, un avec une coupe punk et un tatouage sur l'épaule, un autre avec une couette façon petite garce. Comme dans Métal Slug, il en faut un 4ème, on lui mettra une tenue de base que le joueur pourra personnaliser (à réfléchir).</text:p>
      <text:p text:style-name="P1"/>
      <text:p text:style-name="P7">Les esclaves<text:span text:style-name="T7"> : Pour en sauver une, Terry coupe ses sangles au couteau, la prend sur son épaule et là on voit sa tête en gros plan (quand il fait une vieille tête avec ses sourcils et son grand sourire) et il gueule une grosse connerie aléatoire. Puis il la lâche et elle s'en va d'un pas nonchalent et sexy (faudra trouver une démarche qui fait rire).</text:span></text:p>
      <text:p text:style-name="P4"/>
      <text:p text:style-name="P7">Le grand méchant :</text:p>
      <text:p text:style-name="P7"/>
      <text:p text:style-name="P1"><text:span text:style-name="T1">Les adversaires</text:span> :</text:p>
      <text:p text:style-name="P7"/>
      <text:p text:style-name="P7"/>
      <text:p text:style-name="P9">Les objets</text:p>
      <text:p text:style-name="P8"/>
      <text:p text:style-name="P1"/>
      <text:p text:style-name="P1"><text:span text:style-name="T1">Les armes</text:span> : le couteau de base, qu'il utilisera automatiquement lorsque l'ennemi est près de lui ou pour libérer une esclave. Ensuite tout un tas d'armes bien lourdes. Il faudra finir le jeu x fois pour débloquer certaines spéciales.</text:p>
      <text:p text:style-name="P1"/>
      <text:p text:style-name="P1"><text:span text:style-name="T1">Les potions</text:span> : (genre un flacon Old Spice) ça lance une attaque spéciale avec une grosse connerie made in Terry Crews et une animation. On peut imaginer des explosions qui balaient tous les ennemis sur la carte, les pecs qui gonflent, <text:span text:style-name="T2">et caetera</text:span>. Il y a des bonus qui sont là juste pour faire rire.</text:p>
      <text:p text:style-name="P1"/>
      <text:p text:style-name="P1"><text:span text:style-name="T1">Les véhicules</text:span> : on aura une moto, un jetpack et d'autres à voir. Terry pourra monter sur le dos d'un méchant bien costaud pour s'en servir comme véhicule en criant des conneries.</text:p>
      <text:p text:style-name="P9">Les niveaux</text:p>
      <text:p text:style-name="P8"/>
      <text:p text:style-name="P1"/>
      <text:p text:style-name="P1"><text:span text:style-name="T1">Les mondes</text:span> : on commencera par la Terre, puis on s'éloignera du Soleil pour revenir à Vénus et Mercure. Une fois qu'il ne reste que le Soleil, on verra Terry faire le mariole et éteindre ce dernier en claquant des mains comme le fait Hulk, suivi d'un rire bien gras avec une pose de frimeur. Ensuite il faut imaginer les dernier monde suivi de l'affrontement final.</text:p>
      <text:p text:style-name="P1"/>
      <text:p text:style-name="P1"><text:span text:style-name="T1">La Terre</text:span> :</text:p>
      <text:p text:style-name="P1"/>
      <text:p text:style-name="P1"><text:span text:style-name="T1">Mars </text:span>:</text:p>
      <text:p text:style-name="P1"/>
      <text:p text:style-name="P1"><text:span text:style-name="T1">Jupiter </text:span>:</text:p>
      <text:p text:style-name="P1"/>
      <text:p text:style-name="P1"><text:span text:style-name="T1">Saturne </text:span>:</text:p>
      <text:p text:style-name="P1"/>
      <text:p text:style-name="P1"><text:span text:style-name="T1">Uranus </text:span>:</text:p>
      <text:p text:style-name="P1"/>
      <text:p text:style-name="P1"><text:span text:style-name="T1">Neptune </text:span>:</text:p>
      <text:p text:style-name="P1"/>
      <text:p text:style-name="P1"><text:span text:style-name="T1">Vénus </text:span>:</text:p>
      <text:p text:style-name="P1"/>
      <text:p text:style-name="P1"><text:span text:style-name="T1">Mercure </text:span>:</text:p>
      <text:p text:style-name="P1"/>
      <text:p text:style-name="P1"><text:span text:style-name="T1">Pluton </text:span>: étant donné qu'elle n'est plus considérée comme une planète, on peut imaginer que Terry la jette fulgairement hors du système solaire ou autre chose de bien débile et marrant. Idée : le sous-boss de Mercure se prend un péchon d'antologie, il va s'éclater contre Pluton et cette dernière se craquèle ou explose malement. On verrait Terry faire un p'tit « oups » avec la main devant la bouche.</text:p>
      <text:p text:style-name="P1"/>
      <text:p text:style-name="P1"><text:span text:style-name="T1">Le Soleil</text:span> :</text:p>
      <text:p text:style-name="P1"/>
      <text:p text:style-name="P1"><text:span text:style-name="T1">Le boss final</text:span> : à un moment donné, il peut envoyer un projectile ou faire quelque chose qui inversera la gravité, ça va foutre un merdier monstre.</text:p>
      <text:p text:style-name="P1"/>
      <text:p text:style-name="P1"><text:span text:style-name="T1">Les niveaux bonus</text:span> :</text:p>
      <text:p text:style-name="P9">Les détails techniques</text:p>
      <text:p text:style-name="P5"/>
      <text:p text:style-name="P4"/>
      <text:p text:style-name="P4"><text:span text:style-name="T1">Langage <text:s text:c="6"/> </text:span>: C++</text:p>
      <text:p text:style-name="P4"><text:span text:style-name="T1">API multimédia </text:span>: SFML (<text:a xlink:type="simple" xlink:href="http://www.sfml-dev.org/">http://www.sfml-dev.org</text:a>)</text:p>
      <text:p text:style-name="Standard"><text:span text:style-name="T5">Script <text:s text:c="7"/> </text:span><text:span text:style-name="T6">: </text:span><text:bookmark text:name="site-name"/><text:span text:style-name="T4">ChaiScript (</text:span><text:a xlink:type="simple" xlink:href="http://chaiscript.com/"><text:span text:style-name="T4">http://chaiscript.com</text:span></text:a><text:span text:style-name="T4">)</text:span></text:p>
      <text:p text:style-name="Standard"><text:span text:style-name="T5">Version <text:s text:c="6"/> </text:span><text:span text:style-name="T4">: Git</text:span></text:p>
      <text:p text:style-name="P1"/>
      <text:p text:style-name="P1">Le jeu sera multi-plateformes, au minimum GNU/Linux, Windows et Mac.</text:p>
      <text:p text:style-name="P1">Les images seront au format PNG et les sons au format OGG.</text:p>
      <text:p text:style-name="P1">Le mieux serait de travailler avec des vectoriels, mais on verra si ça peut se faire sans trop de soucis.</text:p>
      <text:p text:style-name="P1"/>
      <text:p text:style-name="P1"/>
      <text:p text:style-name="P7">Système</text:p>
      <text:p text:style-name="P7"/>
      <text:list xml:id="list5792443541" text:style-name="L1">
        <text:list-item>
          <text:p text:style-name="P13">intégrer une option de mise à jour facile depuis le menu (pour récupérer des niveaux, armes, modèles...)</text:p>
        </text:list-item>
        <text:list-item>
          <text:p text:style-name="P13">intégrer le multijoueurs comme dans Metal Slug</text:p>
        </text:list-item>
        <text:list-item>
          <text:p text:style-name="P13">pouvoir paramètrer le nombre d'adversaires pour pouvoir faire de vrais carnages</text:p>
        </text:list-item>
        <text:list-item>
          <text:p text:style-name="P13">pouvoir paramétrer la durée de vie des adversaires (toujours dans l'optique de faire un carnage)</text:p>
        </text:list-item>
        <text:list-item>
          <text:p text:style-name="P13">pouvoir paramétrer la qualité graphique</text:p>
        </text:list-item>
      </text:list>
      <text:p text:style-name="P1"/>
      <text:p text:style-name="P1"/>
      <text:p text:style-name="P7">Idées</text:p>
      <text:list xml:id="list712572551" text:style-name="L2">
        <text:list-item>
          <text:p text:style-name="P14">se calquer sur les touches de Mame pour :</text:p>
        </text:list-item>
        <text:list-item>
          <text:p text:style-name="P16">prendre une capture d'écran</text:p>
        </text:list-item>
        <text:list-item>
          <text:p text:style-name="P16">mettre en pause le jeu</text:p>
        </text:list-item>
        <text:list-item>
          <text:p text:style-name="P16">sauvegarder/enregistr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svg:font-family="'DejaVu Sans'" style:font-family-generic="swiss"/>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5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0.5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6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DejaVu Sans" fo:font-size="10.5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Bitstream Vera Sans" style:font-size-asian="24pt" style:font-weight-asian="bold" style:font-name-complex="FreeSans"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Consolas" fo:font-size="16pt" fo:font-weight="bold" style:font-size-asian="16pt" style:font-weight-asian="bold" style:font-size-complex="16pt" style:font-weight-complex="bold"/>
    </style:style>
    <style:style style:name="MP2" style:family="paragraph" style:parent-style-name="Standard">
      <style:paragraph-properties fo:text-align="end" style:justify-single-word="false"/>
      <style:text-properties style:font-name="Consolas" fo:font-size="8pt" fo:font-weight="bold" style:font-size-asian="8pt" style:font-weight-asian="bold" style:font-size-complex="8pt" style:font-weight-complex="bol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e jeu</text:p>
      </style:header>
      <style:footer>
        <text:p text:style-name="MP2">[strictement configentie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ger-222 </meta:initial-creator>
    <meta:creation-date>2012-11-03T00:54:51</meta:creation-date>
    <meta:generator>LibreOffice/3.5$Linux_X86_64 LibreOffice_project/350m1$Build-2</meta:generator>
    <dc:date>2012-11-04T13:58:10</dc:date>
    <dc:creator>Tiger-222 </dc:creator>
    <meta:editing-duration>P1DT7H47M39S</meta:editing-duration>
    <meta:editing-cycles>78</meta:editing-cycles>
    <meta:document-statistic meta:table-count="0" meta:image-count="0" meta:object-count="0" meta:page-count="5" meta:paragraph-count="57" meta:word-count="865" meta:character-count="4932" meta:non-whitespace-character-count="4107"/>
  </office:meta>
</office:document-meta>
</file>